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10a6ab30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32" style:family="paragraph" style:parent-style-name="Standard">
      <style:text-properties officeooo:paragraph-rsid="1108b645"/>
    </style:style>
    <style:style style:name="P33" style:family="paragraph" style:parent-style-name="Standard">
      <style:text-properties officeooo:paragraph-rsid="11285ff5"/>
    </style:style>
    <style:style style:name="P34" style:family="paragraph" style:parent-style-name="Standard">
      <style:paragraph-properties fo:text-align="center" style:justify-single-word="false"/>
      <style:text-properties officeooo:paragraph-rsid="0fb98046"/>
    </style:style>
    <style:style style:name="P35" style:family="paragraph" style:parent-style-name="Standard">
      <style:text-properties officeooo:paragraph-rsid="0fb98046"/>
    </style:style>
    <style:style style:name="P3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7" style:family="paragraph" style:parent-style-name="Standard">
      <style:text-properties officeooo:rsid="0e8aa5aa" officeooo:paragraph-rsid="0fb98046"/>
    </style:style>
    <style:style style:name="P38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officeooo:paragraph-rsid="100a8329"/>
    </style:style>
    <style:style style:name="P42" style:family="paragraph" style:parent-style-name="Footnote">
      <style:text-properties officeooo:paragraph-rsid="105c5e96"/>
    </style:style>
    <style:style style:name="P43" style:family="paragraph" style:parent-style-name="Footnote">
      <style:text-properties style:font-name="Liberation Sans" officeooo:paragraph-rsid="1015e93a"/>
    </style:style>
    <style:style style:name="P44" style:family="paragraph" style:parent-style-name="Footnote">
      <style:paragraph-properties style:writing-mode="lr-tb"/>
      <style:text-properties officeooo:paragraph-rsid="1140b83a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6" style:family="paragraph" style:parent-style-name="Standard">
      <style:paragraph-properties fo:text-align="center" style:justify-single-word="false"/>
      <style:text-properties officeooo:paragraph-rsid="0e03342d"/>
    </style:style>
    <style:style style:name="P47" style:family="paragraph" style:parent-style-name="Standard">
      <style:paragraph-properties fo:text-align="center" style:justify-single-word="false"/>
      <style:text-properties officeooo:paragraph-rsid="101431c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Standard">
      <style:text-properties officeooo:rsid="0fde3dbd" officeooo:paragraph-rsid="102ebb87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5" style:family="paragraph" style:parent-style-name="Standard">
      <style:paragraph-properties fo:text-align="center" style:justify-single-word="false"/>
      <style:text-properties officeooo:paragraph-rsid="0fd58c4e"/>
    </style:style>
    <style:style style:name="P56" style:family="paragraph" style:parent-style-name="Standard">
      <style:text-properties officeooo:paragraph-rsid="0e0463fc"/>
    </style:style>
    <style:style style:name="P57" style:family="paragraph" style:parent-style-name="Standard">
      <style:text-properties officeooo:paragraph-rsid="101b90cf"/>
    </style:style>
    <style:style style:name="P58" style:family="paragraph" style:parent-style-name="Standard">
      <style:paragraph-properties fo:text-align="center" style:justify-single-word="false"/>
      <style:text-properties officeooo:paragraph-rsid="0e0bda5c"/>
    </style:style>
    <style:style style:name="P59" style:family="paragraph" style:parent-style-name="Standard">
      <style:paragraph-properties fo:text-align="center" style:justify-single-word="false"/>
      <style:text-properties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4" style:family="paragraph" style:parent-style-name="Standard">
      <style:text-properties officeooo:paragraph-rsid="0fad1a3f"/>
    </style:style>
    <style:style style:name="P65" style:family="paragraph" style:parent-style-name="Standard">
      <style:text-properties officeooo:paragraph-rsid="0fcd2b2a"/>
    </style:style>
    <style:style style:name="P66" style:family="paragraph" style:parent-style-name="Standard">
      <style:text-properties officeooo:paragraph-rsid="10bb6617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text-properties officeooo:paragraph-rsid="10c51381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7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7" style:family="paragraph" style:parent-style-name="Standard">
      <style:paragraph-properties style:writing-mode="lr-tb"/>
      <style:text-properties officeooo:paragraph-rsid="11062487"/>
    </style:style>
    <style:style style:name="P78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79" style:family="paragraph" style:parent-style-name="Standard">
      <style:text-properties officeooo:paragraph-rsid="10e03ba9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81" style:family="paragraph" style:parent-style-name="Standard">
      <style:text-properties officeooo:paragraph-rsid="0fc931f5"/>
    </style:style>
    <style:style style:name="P82" style:family="paragraph" style:parent-style-name="Standard">
      <style:text-properties officeooo:paragraph-rsid="10ab1f0a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4" style:family="paragraph" style:parent-style-name="Standard">
      <style:text-properties officeooo:paragraph-rsid="0e8aa5aa"/>
    </style:style>
    <style:style style:name="P8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86" style:family="paragraph" style:parent-style-name="Standard">
      <style:text-properties officeooo:paragraph-rsid="1020f7f1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1" style:family="paragraph" style:parent-style-name="Footnote">
      <style:text-properties officeooo:rsid="043ccc66" officeooo:paragraph-rsid="0e849f1d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5" style:family="paragraph" style:parent-style-name="Standard">
      <style:paragraph-properties fo:text-align="center" style:justify-single-word="false"/>
      <style:text-properties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285ff5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0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02" style:family="paragraph" style:parent-style-name="Standard">
      <style:text-properties officeooo:paragraph-rsid="0f99f892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style:font-name="Liberation Sans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style:font-name="Liberation Sans" fo:font-size="12pt" officeooo:rsid="0d1ec96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12344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font-name="Liberation Sans" fo:font-size="12pt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12708af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3" style:family="text">
      <style:text-properties officeooo:rsid="04473353"/>
    </style:style>
    <style:style style:name="T124" style:family="text">
      <style:text-properties officeooo:rsid="0f95a7a0"/>
    </style:style>
    <style:style style:name="T125" style:family="text">
      <style:text-properties officeooo:rsid="0f8f58bd"/>
    </style:style>
    <style:style style:name="T126" style:family="text">
      <style:text-properties officeooo:rsid="0aace3cd"/>
    </style:style>
    <style:style style:name="T127" style:family="text">
      <style:text-properties style:font-name="Ubuntu" fo:font-size="10pt" officeooo:rsid="04473353" style:font-size-asian="10pt" style:font-size-complex="10pt"/>
    </style:style>
    <style:style style:name="T128" style:family="text">
      <style:text-properties fo:font-size="10pt" officeooo:rsid="04473353" style:font-size-asian="10pt" style:font-size-complex="10pt"/>
    </style:style>
    <style:style style:name="T12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348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0c7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182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617a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8f3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ae4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406a2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b83a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none" officeooo:rsid="1140b83a" style:font-family-asian="OpenSymbol" style:font-charset-asian="x-symbol" style:font-size-asian="10pt" style:language-asian="nl" style:country-asian="NL" style:font-style-asian="normal" style:font-name-complex="Bitstream Vera Sans" style:font-size-complex="10pt" style:font-style-complex="normal"/>
    </style:style>
    <style:style style:name="T16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40b83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officeooo:rsid="10048e31"/>
    </style:style>
    <style:style style:name="T181" style:family="text">
      <style:text-properties style:font-name="Liberation Sans" officeooo:rsid="10048e31"/>
    </style:style>
    <style:style style:name="T182" style:family="text">
      <style:text-properties officeooo:rsid="10048e31" style:font-size-asian="11pt" style:font-size-complex="11pt"/>
    </style:style>
    <style:style style:name="T183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5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86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officeooo:rsid="101b90cf"/>
    </style:style>
    <style:style style:name="T193" style:family="text">
      <style:text-properties officeooo:rsid="10b5b188"/>
    </style:style>
    <style:style style:name="T19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6" style:family="text">
      <style:text-properties officeooo:rsid="101e15d6"/>
    </style:style>
    <style:style style:name="T197" style:family="text">
      <style:text-properties officeooo:rsid="10a19599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style:font-name="Liberation Sans" fo:font-size="12pt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16" draw:name="Gebruiker 1" draw:style-name="gr1" draw:text-style-name="P6" svg:width="6.002cm" svg:height="0.5cm" draw:control="control15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17" draw:name="Gberuikersnaam 2" draw:style-name="gr1" draw:text-style-name="P6" svg:width="6.002cm" svg:height="0.5cm" draw:control="control16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18" draw:name="Computernaam 1" draw:style-name="gr1" draw:text-style-name="P6" svg:width="6.002cm" svg:height="0.5cm" draw:control="control17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19" draw:name="Gebruiker 2" draw:style-name="gr1" draw:text-style-name="P8" svg:width="6.002cm" svg:height="0.5cm" draw:control="control18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20" draw:name="Gberuikersnaam 1" draw:style-name="gr1" draw:text-style-name="P6" svg:width="6.002cm" svg:height="0.5cm" draw:control="control19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9" draw:name="Vorm 2" draw:style-name="gr2" draw:text-style-name="P1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20"><text:span text:style-name="T59">Aanmelden als &lt;</text:span><text:span text:style-name="T60">g</text:span><text:span text:style-name="T61">ebruike</text:span><text:span text:style-name="T62">r&gt;</text:span><text:span text:style-name="T63"><text:note text:id="ftn1" text:note-class="footnote"><text:note-citation>1</text:note-citation><text:note-body><text:p text:style-name="P21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69">s aanmelden </text:span><text:span text:style-name="T71">en dezelfde stappen uitvoeren</text:span><text:span text:style-name="T72">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1" draw:name="Vorm 5" draw:style-name="gr2" draw:text-style-name="P1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4">T</text:span><text:span text:style-name="T75">yp </text:span><text:span text:style-name="User_20_Entry"><text:span text:style-name="T76">term</text:span></text:span><text:span text:style-name="T77"> </text:span><text:span text:style-name="T74">op het activiteitenoverzicht</text:span><text:span text:style-name="T78"><text:note text:id="ftn2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text:span text:style-name="Strong_20_Emphasis"><text:span text:style-name="T85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89">Enter</text:span><text:span text:style-name="T80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91">bash </text:span></text:span><text:span text:style-name="User_20_Entry"><text:span text:style-name="T93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4">V</text:span><text:span text:style-name="T95">olg </text:span><text:span text:style-name="T9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2" draw:name="Vorm 7" draw:style-name="gr2" draw:text-style-name="P1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3" draw:name="Vorm 8" draw:style-name="gr2" draw:text-style-name="P1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32"><text:span text:style-name="T74">T</text:span><text:span text:style-name="T75">yp </text:span><text:span text:style-name="User_20_Entry"><text:span text:style-name="T97">menu</text:span></text:span><text:span text:style-name="T77"> </text:span><text:span text:style-name="T74">op het activiteitenoverzicht</text:span><text:span text:style-name="T98">2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KZ </text:span></text:span><text:span text:style-name="Strong_20_Emphasis"><text:span text:style-name="T100">Installatiemenu</text:span></text:span><text:span text:style-name="Strong_20_Emphasis"><text:span text:style-name="T83">-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10" office:value-type="string">
            <text:p text:style-name="P33"><text:span text:style-name="Strong_20_Emphasis"><text:span text:style-name="T80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2" office:value-type="string">
            <text:p text:style-name="P35"><text:span text:style-name="T101">Selecteer</text:span><text:span text:style-name="T96"> </text:span><text:span text:style-name="Strong_20_Emphasis"><text:span text:style-name="T102">1</text:span></text:span><text:span text:style-name="T103"> </text:span><text:span text:style-name="T104">Installatie voorbereiden</text:span><text:span text:style-name="T105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13" office:value-type="string">
            <text:p text:style-name="P37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1"><text:span text:style-name="T106">Start de computer op vanaf</text:span><text:span text:style-name="T106"><text:note text:id="ftn3" text:note-class="footnote"><text:note-citation>1</text:note-citation><text:note-body><text:p text:style-name="P42"><text:span text:style-name="T107">B</text:span><text:span text:style-name="T108">ootmenu/</text:span><text:span text:style-name="T107">S</text:span><text:span text:style-name="T108">etup</text:span><text:span text:style-name="T109"> via </text:span><text:span text:style-name="T110">é</text:span><text:span text:style-name="T111">é</text:span><text:span text:style-name="T107">n van de </text:span><text:span text:style-name="T112">v</text:span><text:span text:style-name="T113">eelgebruikte toetsen:</text:span><text:span text:style-name="T114"> </text:span><text:span text:style-name="T115">Esc</text:span><text:span text:style-name="T114">, </text:span><text:span text:style-name="T115">Delete</text:span><text:span text:style-name="T114">, </text:span><text:span text:style-name="T115">F1</text:span><text:span text:style-name="T114">, </text:span><text:span text:style-name="T115">F2</text:span><text:span text:style-name="T114">, </text:span><text:span text:style-name="T115">F9</text:span><text:span text:style-name="T114">, </text:span><text:span text:style-name="T115">F10</text:span><text:span text:style-name="T114">, </text:span><text:span text:style-name="T115">F11</text:span><text:span text:style-name="T114">, of </text:span><text:span text:style-name="T115">F12</text:span></text:p></text:note-body></text:note></text:span><text:span text:style-name="T106"> </text:span><text:span text:style-name="T116">een </text:span><text:span text:style-name="T117"><text:user-field-get text:name="Distro">Debian</text:user-field-get></text:span><text:span text:style-name="T118"><text:s/></text:span><text:span text:style-name="T119">Desktop</text:span><text:span text:style-name="T120"> </text:span><text:span text:style-name="T121">Live</text:span><text:span text:style-name="T122"><text:note text:id="ftn4" text:note-class="footnote"><text:note-citation>2</text:note-citation><text:note-body><text:p text:style-name="P43"><text:span text:style-name="T123">Vanaf een </text:span><text:span text:style-name="T124">L</text:span><text:span text:style-name="T123">ive </text:span><text:span text:style-name="T125">USB</text:span><text:span text:style-name="T126">-stick</text:span><text:span text:style-name="T127"> </text:span><text:span text:style-name="T123">kunt u opstarten en </text:span><text:span text:style-name="T128">met </text:span><text:span text:style-name="T129"><text:user-field-get text:name="Distro">Debian</text:user-field-get></text:span><text:span text:style-name="T129"><text:s/></text:span><text:span text:style-name="T123">werken zonder enige bestanden op de harde schijf te wijzigen en maakt ook installatie van </text:span><text:span text:style-name="T129"><text:user-field-get text:name="Distro">Debian</text:user-field-get></text:span><text:span text:style-name="T129"><text:s/></text:span><text:span text:style-name="T123">mogelijk.</text:span></text:p></text:note-body></text:note></text:span><text:span text:style-name="T130"> </text:span><text:span text:style-name="T131">USB</text:span><text:span text:style-name="T132">-stick</text:span><text:span text:style-name="T132"><text:note text:id="ftn5" text:note-class="footnote"><text:note-citation>3</text:note-citation><text:note-body><text:p text:style-name="P44"><text:span text:style-name="T133">Ga naar</text:span><text:span text:style-name="T134"> </text:span><text:a xlink:type="simple" xlink:href="https://www.debian.org/" text:style-name="Internet_20_link" text:visited-style-name="Visited_20_Internet_20_Link"><text:span text:style-name="T135">debian.org</text:span></text:a><text:span text:style-name="T134">, </text:span><text:span text:style-name="T136">en </text:span><text:span text:style-name="T137">klik op</text:span><text:span text:style-name="T136"> </text:span><text:span text:style-name="Strong_20_Emphasis"><text:span text:style-name="T138">Andere</text:span></text:span><text:span text:style-name="Strong_20_Emphasis"><text:span text:style-name="T139"> downloads</text:span></text:span><text:span text:style-name="T140"> (onder “Download</text:span><text:span text:style-name="T141">en”</text:span><text:span text:style-name="T140">) </text:span><text:span text:style-name="T136">en </text:span><text:span text:style-name="T137">vervolgens op</text:span><text:span text:style-name="T140"> </text:span><text:span text:style-name="Strong_20_Emphasis"><text:span text:style-name="T138">Ander</text:span></text:span><text:span text:style-name="Strong_20_Emphasis"><text:span text:style-name="T139"> live-ISO</text:span></text:span><text:span text:style-name="T140"> (onder “Debian live uitproberen voordat u installeert”</text:span><text:span text:style-name="T142">).<text:line-break/></text:span><text:span text:style-name="T141">Klik op éé</text:span><text:span text:style-name="T133">n</text:span><text:span text:style-name="T143"> van de volgende drie</text:span><text:span text:style-name="T141">:<text:line-break/></text:span><text:span text:style-name="Strong_20_Emphasis"><text:span text:style-name="T142">debian-live-...-amd64-</text:span></text:span><text:span text:style-name="Strong_20_Emphasis"><text:span text:style-name="T144">gnome</text:span></text:span><text:span text:style-name="Strong_20_Emphasis"><text:span text:style-name="T145">.iso</text:span></text:span><text:span text:style-name="Strong_20_Emphasis"><text:span text:style-name="T146"><text:tab/><text:tab/></text:span></text:span><text:span text:style-name="Strong_20_Emphasis"><text:span text:style-name="T147">het </text:span></text:span><text:span text:style-name="Strong_20_Emphasis"><text:span text:style-name="T148">meest gebruikt,</text:span></text:span><text:span text:style-name="Strong_20_Emphasis"><text:span text:style-name="T141"> </text:span></text:span><text:span text:style-name="Strong_20_Emphasis"><text:span text:style-name="T147">werkt </text:span></text:span><text:span text:style-name="T149">als</text:span><text:span text:style-name="T141"> Ubuntu</text:span><text:span text:style-name="T142"><text:line-break/></text:span><text:span text:style-name="Strong_20_Emphasis"><text:span text:style-name="T142">debian-live-...-amd64-</text:span></text:span><text:span text:style-name="Strong_20_Emphasis"><text:span text:style-name="T144">cinnamon</text:span></text:span><text:span text:style-name="Strong_20_Emphasis"><text:span text:style-name="T145">.iso</text:span></text:span><text:span text:style-name="T146"> <text:tab/></text:span><text:span text:style-name="T147">werkt </text:span><text:span text:style-name="T150">zo</text:span><text:span text:style-name="T149">als</text:span><text:span text:style-name="T151"> Windows en Linux Mint</text:span><text:span text:style-name="T142"><text:line-break/></text:span><text:span text:style-name="Strong_20_Emphasis"><text:span text:style-name="T142">debian-live-...-amd64-</text:span></text:span><text:span text:style-name="Strong_20_Emphasis"><text:span text:style-name="T144">lxqt</text:span></text:span><text:span text:style-name="Strong_20_Emphasis"><text:span text:style-name="T145">.iso</text:span></text:span><text:span text:style-name="T146"> <text:tab/><text:tab/><text:tab/>meer geschikt voor oude computers</text:span><text:span text:style-name="T151"><text:line-break/></text:span><text:span text:style-name="Strong_20_Emphasis"><text:span text:style-name="T152">M</text:span></text:span><text:span text:style-name="Strong_20_Emphasis"><text:span text:style-name="T153">a</text:span></text:span><text:span text:style-name="Strong_20_Emphasis"><text:span text:style-name="T152">a</text:span></text:span><text:span text:style-name="Strong_20_Emphasis"><text:span text:style-name="T153">k</text:span></text:span><text:span text:style-name="Strong_20_Emphasis"><text:span text:style-name="T154"> </text:span></text:span><text:span text:style-name="Strong_20_Emphasis"><text:span text:style-name="T155">een opstartbare USB-stick </text:span></text:span><text:span text:style-name="Strong_20_Emphasis"><text:span text:style-name="T156">via het </text:span></text:span><text:span text:style-name="Strong_20_Emphasis"><text:span text:style-name="T157">programma Etcher </text:span></text:span><text:span text:style-name="Strong_20_Emphasis"><text:span text:style-name="T158">(</text:span></text:span><text:a xlink:type="simple" xlink:href="https://etcher.io/" text:style-name="Internet_20_link" text:visited-style-name="Visited_20_Internet_20_Link"><text:span text:style-name="Strong_20_Emphasis"><text:span text:style-name="T159">etcher.io</text:span></text:span></text:a><text:span text:style-name="Strong_20_Emphasis"><text:span text:style-name="T158">) </text:span></text:span><text:span text:style-name="Strong_20_Emphasis"><text:span text:style-name="T157">dat beschikbaar is voor Windows, macOS, en Linux, </text:span></text:span><text:span text:style-name="Strong_20_Emphasis"><text:span text:style-name="T160">of gebruik de instructies uit </text:span></text:span><text:span text:style-name="Sterk_20_accent_20_voetnoot"><text:span text:style-name="T161">Linux info</text:span></text:span><text:span text:style-name="Strong_20_Emphasis"><text:span text:style-name="T160"> op </text:span></text:span><text:a xlink:type="simple" xlink:href="https://karelzimmer.nl/" text:style-name="Internet_20_link" text:visited-style-name="Visited_20_Internet_20_Link"><text:span text:style-name="Strong_20_Emphasis"><text:span text:style-name="T162">karelzimmer.nl</text:span></text:span></text:a><text:span text:style-name="Strong_20_Emphasis"><text:span text:style-name="T157">.</text:span></text:span></text:p></text:note-body></text:note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5"><text:span text:style-name="T101">Selecteer</text:span><text:span text:style-name="T164"> </text:span><text:span text:style-name="Strong_20_Emphasis"><text:span text:style-name="T165">Live </text:span></text:span><text:span text:style-name="Strong_20_Emphasis"><text:span text:style-name="T166">system (amd64)</text:span></text:span><text:span text:style-name="T167"> </text:span><text:span text:style-name="T168">en druk op de </text:span><text:span text:style-name="T169">Enter</text:span><text:span text:style-name="T170">-</text:span><text:span text:style-name="T80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7"><text:span text:style-name="Strong_20_Emphasis"><text:span text:style-name="T58"><draw:control text:anchor-type="as-char" draw:z-index="13" draw:name="Vorm13_ 2" draw:style-name="gr2" draw:text-style-name="P19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58"><draw:control text:anchor-type="as-char" draw:z-index="6" draw:name="Vorm13_1" draw:style-name="gr2" draw:text-style-name="P1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T171">Start de installatie</text:span><text:span text:style-name="T172"> </text:span><text:span text:style-name="T80">via </text:span><text:span text:style-name="T173">een </text:span><text:span text:style-name="T174">klik op </text:span><text:span text:style-name="Strong_20_Emphasis"><text:span text:style-name="T175">Activities</text:span></text:span><text:span text:style-name="T174"> en </text:span><text:span text:style-name="T176">een </text:span><text:span text:style-name="T174">klik op</text:span><text:span text:style-name="T177"> </text:span><text:span text:style-name="Strong_20_Emphasis"><text:span text:style-name="T178">Install Debian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2"><text:span text:style-name="T180">Typ</text:span><text:span text:style-name="T181"> </text:span><text:span text:style-name="User_20_Entry"><text:span text:style-name="T182">live</text:span></text:span><text:span text:style-name="T181"> als</text:span><text:span text:style-name="T180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><text:span text:style-name="Emphasis"><text:span text:style-name="T183">Volg de installatieschermen en vul deze in.</text:span></text:span><text:span text:style-name="T184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2" draw:style-name="gr2" draw:text-style-name="P19" svg:width="0.35cm" svg:height="0.35cm" draw:control="control27"/></text:span></text:p>
          </table:table-cell>
          <table:table-cell table:style-name="_32_._5f_Installatie_5f_uitvoeren.C8" office:value-type="string">
            <text:p text:style-name="Standard"><text:span text:style-name="T185">Maak verbinding met het </text:span><text:span text:style-name="T186">netwerk</text:span><text:span text:style-name="T185">; essentieel voor taalinstelling en softwareselectie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8"><draw:control text:anchor-type="as-char" draw:z-index="8" draw:name="Vorm13_ 1" draw:style-name="gr2" draw:text-style-name="P19" svg:width="0.35cm" svg:height="0.35cm" draw:control="control7"/></text:span></text:span></text:p>
          </table:table-cell>
          <table:table-cell table:style-name="_32_._5f_Installatie_5f_uitvoeren.C13" office:value-type="string">
            <text:p text:style-name="P56"><text:span text:style-name="T171">Bij </text:span><text:span text:style-name="Strong_20_Emphasis"><text:span text:style-name="T187">Welcome</text:span></text:span><text:span text:style-name="T171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7"><text:span text:style-name="T188">K</text:span><text:span text:style-name="T171">ies </text:span><text:span text:style-name="Strong_20_Emphasis"><text:span text:style-name="T187">Nederlands</text:span></text:span><text:span text:style-name="T171"> </text:span><text:span text:style-name="T189">en klik op </text:span><text:span text:style-name="Strong_20_Emphasis"><text:span text:style-name="T190">Volgende</text:span></text:span><text:span text:style-name="T189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4" draw:name="Vorm13_ 3" draw:style-name="gr2" draw:text-style-name="P19" svg:width="0.35cm" svg:height="0.35cm" draw:control="control13"/></text:span></text:span></text:p>
          </table:table-cell>
          <table:table-cell table:style-name="_32_._5f_Installatie_5f_uitvoeren.C16" office:value-type="string">
            <text:p text:style-name="P60">Bij <text:span text:style-name="T191">Locatie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1"><text:span text:style-name="T192">B</text:span>ij <text:span text:style-name="T191">Regio</text:span> <text:span text:style-name="T192">kies</text:span> <text:span text:style-name="T191">Europa</text:span> <text:span text:style-name="T193">en </text:span><text:span text:style-name="T194">klik op </text:span><text:span text:style-name="Strong_20_Emphasis"><text:span text:style-name="T195">Volgende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5" draw:name="Vorm13_ 4" draw:style-name="gr2" draw:text-style-name="P19" svg:width="0.35cm" svg:height="0.35cm" draw:control="control14"/></text:span></text:span></text:p>
          </table:table-cell>
          <table:table-cell table:style-name="_32_._5f_Installatie_5f_uitvoeren.C19" office:value-type="string">
            <text:p text:style-name="P60">Bij <text:span text:style-name="T191">Toetsenbord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9" office:value-type="string">
            <text:p text:style-name="P61"><text:span text:style-name="T196">K</text:span>ies <text:span text:style-name="T191">English (US)</text:span> <text:span text:style-name="T197">en </text:span><text:span text:style-name="Strong_20_Emphasis"><text:span text:style-name="T197">English (US, intl., with dead keys)</text:span></text:span><text:span text:style-name="T197">, </text:span><text:span text:style-name="T193">en </text:span><text:span text:style-name="T194">klik op </text:span><text:span text:style-name="Strong_20_Emphasis"><text:span text:style-name="T195">Volgende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4"><text:span text:style-name="T198">Bij </text:span><text:span text:style-name="Strong_20_Emphasis"><text:span text:style-name="T199">Gebruikers</text:span></text:span><text:span text:style-name="T198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5"><text:span text:style-name="T200">V</text:span><text:span text:style-name="T198">ul in </text:span><text:span text:style-name="Strong_20_Emphasis"><text:span text:style-name="T201">Wat is je naam?</text:span></text:span><text:span text:style-name="T202"> &lt;</text:span><text:span text:style-name="T203">gebruiker&gt;</text:span><text:span text:style-name="T204">,</text:span><text:span text:style-name="Strong_20_Emphasis"><text:span text:style-name="T205"><text:line-break/></text:span></text:span><text:span text:style-name="Strong_20_Emphasis"><text:span text:style-name="T201">Welke naam wil je gebruiken om in te loggen?</text:span></text:span><text:span text:style-name="T206"> &lt;</text:span><text:span text:style-name="T207">gebruikers</text:span><text:span text:style-name="T203">naam&gt;</text:span><text:span text:style-name="T171">,</text:span><text:span text:style-name="Strong_20_Emphasis"><text:span text:style-name="T208"><text:line-break/></text:span></text:span><text:span text:style-name="Strong_20_Emphasis"><text:span text:style-name="T209">Wat is de </text:span></text:span><text:span text:style-name="Strong_20_Emphasis"><text:span text:style-name="T201">naam van deze </text:span></text:span><text:span text:style-name="Strong_20_Emphasis"><text:span text:style-name="T209">computer</text:span></text:span><text:span text:style-name="Strong_20_Emphasis"><text:span text:style-name="T210"> </text:span></text:span><text:span text:style-name="T211">&lt;</text:span><text:span text:style-name="T203">computernaam&gt;</text:span><text:span text:style-name="T202">,</text:span></text:p>
            <text:p text:style-name="P66"><text:span text:style-name="T206">v</text:span><text:span text:style-name="T202">ul </text:span><text:span text:style-name="T212">tweemaal het </text:span><text:span text:style-name="Strong_20_Emphasis"><text:span text:style-name="T213">wachtwoord</text:span></text:span><text:span text:style-name="T212"> </text:span><text:span text:style-name="T202">in</text:span><text:span text:style-name="T214"> </text:span><text:span text:style-name="T189">en klik op </text:span><text:span text:style-name="Strong_20_Emphasis"><text:span text:style-name="T215">Volgende</text:span></text:span><text:span text:style-name="T189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span text:style-name="Strong_20_Emphasis"><text:span text:style-name="T216">Installatie </text:span></text:span><text:span text:style-name="Strong_20_Emphasis"><text:span text:style-name="T217">afronden</text:span></text:span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58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18">Aanmelden als </text:span><text:span text:style-name="T59">&lt;</text:span><text:span text:style-name="T61">gebruike</text:span><text:span text:style-name="T62">r&gt;</text:span><text:span text:style-name="T173">.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2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><text:span text:style-name="Strong_20_Emphasis"><text:span text:style-name="T219"><draw:control text:anchor-type="as-char" draw:z-index="11" draw:name="Vorm 1" draw:style-name="gr2" draw:text-style-name="P1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6"><text:span text:style-name="T220">Volg de welkomstschermen.</text:span><text:span text:style-name="T221"/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4" draw:name="Vorm4" draw:style-name="gr2" draw:text-style-name="P19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77"><text:span text:style-name="T74">T</text:span><text:span text:style-name="T75">yp </text:span><text:span text:style-name="User_20_Entry"><text:span text:style-name="T222">term</text:span></text:span><text:span text:style-name="T77"> </text:span><text:span text:style-name="T74">op het activiteitenoverzicht</text:span><text:span text:style-name="T78"><text:note text:id="ftn6" text:note-class="footnote"><text:note-citation>1</text:note-citation><text:note-body><text:p text:style-name="P78"><text:span text:style-name="T223">Druk op de Super (Windows/command/vergrootglas) toets of klik in de linkerbovenhoek.</text:span><text:span text:style-name="T223"/>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9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224">Enter</text:span><text:span text:style-name="T80">-toets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7" office:value-type="string">
            <text:p text:style-name="P81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2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2"><text:span text:style-name="User_20_Entry"><text:span text:style-name="T91">bash </text:span></text:span><text:span text:style-name="User_20_Entry"><text:span text:style-name="T93">g</text:span></text:span><text:span text:style-name="User_20_Entry"><text:span text:style-name="T225">etkz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0" office:value-type="string">
            <text:p text:style-name="P84"><text:span text:style-name="Strong_20_Emphasis"><text:span text:style-name="T88">V</text:span></text:span><text:span text:style-name="Strong_20_Emphasis"><text:span text:style-name="T95">olg </text:span></text:span><text:span text:style-name="Strong_20_Emphasis"><text:span text:style-name="T9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1" office:value-type="string">
            <text:p text:style-name="P8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5" draw:name="Vorm 6" draw:style-name="gr2" draw:text-style-name="P19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33"><text:span text:style-name="T74">T</text:span><text:span text:style-name="T75">yp </text:span><text:span text:style-name="User_20_Entry"><text:span text:style-name="T226">menu</text:span></text:span><text:span text:style-name="T77"> </text:span><text:span text:style-name="T74">op het activiteitenoverzicht</text:span><text:span text:style-name="T98">1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KZ </text:span></text:span><text:span text:style-name="Strong_20_Emphasis"><text:span text:style-name="T100">Installatiemenu</text:span></text:span><text:span text:style-name="Strong_20_Emphasis"><text:span text:style-name="T82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/></text:p>
          </table:table-cell>
          <table:table-cell table:style-name="_33_._5f_Installatie_5f_afronden.C13" office:value-type="string">
            <text:p text:style-name="P86"><text:span text:style-name="T101">Selecteer</text:span><text:span text:style-name="T227"> </text:span><text:span text:style-name="Strong_20_Emphasis"><text:span text:style-name="T228">3</text:span></text:span><text:span text:style-name="T229"> </text:span><text:span text:style-name="T230">Installatie</text:span><text:span text:style-name="T231"> </text:span><text:span text:style-name="T232">afronden</text:span><text:span text:style-name="T105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37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69"><text:span text:style-name="Strong_20_Emphasis"><text:span text:style-name="T96"><text:tab/></text:span></text:span></text:p>
      <text:list text:continue-numbering="true" text:style-name="L1">
        <text:list-item>
          <text:p text:style-name="P87"><text:span text:style-name="Strong_20_Emphasis"><text:span text:style-name="T233">Gebruiker inrichten</text:span></text:span></text:p>
        </text:list-item>
      </text:list>
      <text:p text:style-name="P8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7" draw:name="Vorm36_0" draw:style-name="gr2" draw:text-style-name="P19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10" draw:name="Vorm36_ 1" draw:style-name="gr2" draw:text-style-name="P19" svg:width="0.35cm" svg:height="0.35cm" draw:control="control9"/></text:span></text:span></text:p>
          </table:table-cell>
          <table:table-cell table:style-name="Tabel2.D1" office:value-type="string">
            <text:p text:style-name="P90"><text:span text:style-name="T218">Aanmelden als </text:span><text:span text:style-name="T59">&lt;</text:span><text:span text:style-name="T61">gebruike</text:span><text:span text:style-name="T62">r&gt;</text:span><text:span text:style-name="T63"><text:note text:id="ftn7" text:note-class="footnote"><text:note-citation>1</text:note-citation><text:note-body><text:p text:style-name="P91"><text:span text:style-name="T234">E</text:span><text:span text:style-name="T235">v</text:span><text:span text:style-name="T236">en</text:span><text:span text:style-name="T237">t</text:span><text:span text:style-name="T238">uele </text:span><text:span text:style-name="T239">extra </text:span><text:span text:style-name="T70">gebruiker</text:span><text:span text:style-name="T239">s aanmelden </text:span><text:span text:style-name="T240">en dezelfde stappen uitvoeren</text:span><text:span text:style-name="T241">.</text:span></text:p></text:note-body></text:note></text:span><text:span text:style-name="T218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 table:style-name="Tabel2.3"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89"><text:span text:style-name="Strong_20_Emphasis"/></text:p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12" draw:name="Vorm36_ 4" draw:style-name="gr2" draw:text-style-name="P19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42">Volg de welkomstschermen.</text:span><text:span text:style-name="T243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6" draw:name="Vorm 9" draw:style-name="gr2" draw:text-style-name="P19" svg:width="0.35cm" svg:height="0.35cm" draw:control="control25"/></text:span></text:span></text:p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7" draw:name="Vorm 10" draw:style-name="gr2" draw:text-style-name="P19" svg:width="0.35cm" svg:height="0.35cm" draw:control="control26"/></text:span></text:span></text:p>
          </table:table-cell>
          <table:table-cell table:style-name="Tabel2.D5" office:value-type="string">
            <text:p text:style-name="P96"><text:span text:style-name="T74">T</text:span><text:span text:style-name="T75">yp </text:span><text:span text:style-name="User_20_Entry"><text:span text:style-name="T244">menu</text:span></text:span><text:span text:style-name="T77"> </text:span><text:span text:style-name="T74">op het activiteitenoverzicht</text:span><text:span text:style-name="T78"><text:note text:id="ftn8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245">KZ</text:span></text:span><text:span text:style-name="Strong_20_Emphasis"><text:span text:style-name="T99"> </text:span></text:span><text:span text:style-name="Strong_20_Emphasis"><text:span text:style-name="T100">Installatiemenu</text:span></text:span><text:span text:style-name="Strong_20_Emphasis"><text:span text:style-name="T83">-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24"/>
          </table:table-cell>
          <table:table-cell table:style-name="Tabel2.D5" office:value-type="string">
            <text:p text:style-name="P96"><text:span text:style-name="Strong_20_Emphasis"><text:span text:style-name="T80">pictogram.</text:span>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8"><text:span text:style-name="T101">Selecteer</text:span><text:span text:style-name="T227"> </text:span><text:span text:style-name="Strong_20_Emphasis"><text:span text:style-name="T228">4</text:span></text:span><text:span text:style-name="T229"> </text:span><text:span text:style-name="T246">Gebruiker inrichten</text:span><text:span text:style-name="T105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8" office:value-type="string">
            <text:p text:style-name="P99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100"/>
      <text:p text:style-name="P101"/>
      <text:p text:style-name="P102"><text:span text:style-name="T247">E</text:span><text:span text:style-name="T248">inde c</text:span><text:span text:style-name="T249">hecklist, </text:span><text:span text:style-name="T250">d</text:span><text:span text:style-name="T249">e</text:span><text:span text:style-name="T251"> installatie van </text:span><text:span text:style-name="T251"><text:user-field-get text:name="Distro">Debian</text:user-field-get></text:span><text:span text:style-name="T118"><text:s/></text:span><text:span text:style-name="T119">Des</text:span><text:span text:style-name="T252">k</text:span><text:span text:style-name="T119">top</text:span><text:span text:style-name="T120"> </text:span><text:span text:style-name="T251">is voltooid.</text:span></text:p>
      <text:p text:style-name="P103"/>
      <text:list text:style-name="L2">
        <text:list-header>
          <text:p text:style-name="P104"><text:span text:style-name="T253">Geschreven door </text:span><text:a xlink:type="simple" xlink:href="mailto:info@karelzimmer.nl?subject=Checklist%20installatie%20Linux" text:style-name="Internet_20_link" text:visited-style-name="Visited_20_Internet_20_Link"><text:span text:style-name="T254">Karel Zimmer</text:span></text:a><text:span text:style-name="T255">.</text:span></text:p>
          <text:p text:style-name="P105"><text:span text:style-name="T256">Licentie </text:span><text:span text:style-name="T255">C</text:span><text:span text:style-name="T257">C0</text:span><text:span text:style-name="T255"> 1.0 </text:span><text:span text:style-name="T258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8"><text:s/></text:span><text:span text:style-name="T258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10-14T17:52:02.099279821">14-10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4T17:52:02.043946024</dc:date>
    <meta:keyword>Installatie</meta:keyword>
    <meta:keyword>Checklist</meta:keyword>
    <meta:keyword>Linux</meta:keyword>
    <meta:editing-cycles>7121</meta:editing-cycles>
    <meta:editing-duration>P13DT1H16M43S</meta:editing-duration>
    <meta:print-date>2025-02-26T16:34:17.960837243</meta:print-date>
    <meta:document-statistic meta:table-count="4" meta:image-count="2" meta:object-count="0" meta:page-count="4" meta:paragraph-count="96" meta:word-count="543" meta:character-count="3814" meta:non-whitespace-character-count="3319"/>
    <meta:user-defined meta:name="Info 1"/>
    <meta:user-defined meta:name="Info 2"/>
    <meta:user-defined meta:name="Info 3"/>
    <meta:user-defined meta:name="Info 4"/>
  </office:meta>
</office:document-meta>
</file>